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Arial1" officeooo:paragraph-rsid="000559e5"/>
    </style:style>
    <style:style style:name="P2" style:family="paragraph" style:parent-style-name="Standard" style:list-style-name="L1">
      <style:text-properties style:font-name="Arial1" officeooo:rsid="0005d653" officeooo:paragraph-rsid="0005d653"/>
    </style:style>
    <style:style style:name="P3" style:family="paragraph" style:parent-style-name="Standard">
      <style:text-properties style:font-name="Arial1" officeooo:paragraph-rsid="000559e5"/>
    </style:style>
    <style:style style:name="P4" style:family="paragraph" style:parent-style-name="Standard" style:list-style-name="L1">
      <style:text-properties style:font-name="Arial1" fo:font-style="italic" officeooo:paragraph-rsid="000559e5" style:font-style-asian="italic" style:font-style-complex="italic"/>
    </style:style>
    <style:style style:name="T1" style:family="text">
      <style:text-properties officeooo:rsid="00055ad6"/>
    </style:style>
    <style:style style:name="T2" style:family="text">
      <style:text-properties officeooo:rsid="0005d6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There is no reason to risk what you have and need for what you don’t have and don’t need.</text:p>
        </text:list-item>
        <text:list-item>
          <text:p text:style-name="P2">Good investing is not necessarily about making good decision. It’s about consistently not screwing up.</text:p>
        </text:list-item>
        <text:list-item>
          <text:p text:style-name="P1">More than i want big returns, i want to be financially unbreakable. And if <text:span text:style-name="T1">I</text:span>'m unbreakable i actually think <text:span text:style-name="T1">I</text:span>'ll get the biggest returns, because <text:span text:style-name="T1">I</text:span>'ll be able to stick around long enough for compounding to work wonders.</text:p>
        </text:list-item>
        <text:list-item>
          <text:p text:style-name="P1">A good plan embraces a future filled with unknowns and emphasizes room for error.</text:p>
        </text:list-item>
        <text:list-item>
          <text:p text:style-name="P1">An investing genius is the man or woman who can do the average thing when all those around them are going crazy.</text:p>
          <text:p text:style-name="P1"/>
          <text:p text:style-name="P4">“<text:span text:style-name="T2">It’s not whether you’re right or wrong that’s important, but how much money you make when you’re right and how much money you lose when you’re wrong.”</text:span></text:p>
        </text:list-item>
      </text:list>
      <text:p text:style-name="P3"/>
      <text:list text:continue-numbering="true" text:style-name="L1">
        <text:list-item>
          <text:p text:style-name="P1">You might think you want expensive stuff, but you don't. What you want is respect and admiration from other people, and you think having expensive stuff will bring it.</text:p>
        </text:list-item>
        <text:list-item>
          <text:p text:style-name="P1">Spending money to show people how much money you have is the fastest way to have less money.</text:p>
        </text:list-item>
        <text:list-item>
          <text:p text:style-name="P2">Building wealth has little to do with your income or investment returns, and lots to do with you savings rate.</text:p>
        </text:list-item>
        <text:list-item>
          <text:p text:style-name="P1">Bubbles form when the momentum of short term returns attracts enough money that the makeup of investors shifts from mostly long term to mostly short term.</text:p>
        </text:list-item>
        <text:list-item>
          <text:p text:style-name="P1">If you want to do better as an investor, the single most powerful thing you can do is increase your time horiz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9:23:31.614000000</meta:creation-date>
    <dc:date>2024-08-03T20:24:26.812000000</dc:date>
    <meta:editing-duration>PT12M21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2" meta:word-count="262" meta:character-count="1402" meta:non-whitespace-character-count="1163"/>
  </office:meta>
</office:document-meta>
</file>